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1C263B80EE69E1A9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81d6b" officeooo:paragraph-rsid="0049c399"/>
    </style:style>
    <style:style style:name="P18" style:family="paragraph" style:parent-style-name="Text_20_body">
      <style:text-properties officeooo:rsid="004b42b8" officeooo:paragraph-rsid="004b42b8"/>
    </style:style>
    <style:style style:name="P19" style:family="paragraph" style:parent-style-name="Text_20_body">
      <style:text-properties officeooo:rsid="004d83e3" officeooo:paragraph-rsid="004d83e3"/>
    </style:style>
    <style:style style:name="P20" style:family="paragraph" style:parent-style-name="Text_20_body">
      <style:text-properties officeooo:rsid="004f5927" officeooo:paragraph-rsid="004f5927"/>
    </style:style>
    <style:style style:name="P21" style:family="paragraph" style:parent-style-name="Text_20_body">
      <style:text-properties officeooo:rsid="00596ac1" officeooo:paragraph-rsid="00596ac1"/>
    </style:style>
    <style:style style:name="P22" style:family="paragraph" style:parent-style-name="Text_20_body">
      <style:text-properties officeooo:rsid="005d63f0" officeooo:paragraph-rsid="005d63f0"/>
    </style:style>
    <style:style style:name="P23" style:family="paragraph" style:parent-style-name="Text_20_body">
      <style:text-properties officeooo:rsid="00617f6f" officeooo:paragraph-rsid="00617f6f"/>
    </style:style>
    <style:style style:name="P24" style:family="paragraph" style:parent-style-name="Text_20_body">
      <style:text-properties officeooo:rsid="00629c0c" officeooo:paragraph-rsid="00629c0c"/>
    </style:style>
    <style:style style:name="P25" style:family="paragraph" style:parent-style-name="Text_20_body">
      <style:text-properties officeooo:rsid="006330f9" officeooo:paragraph-rsid="006330f9"/>
    </style:style>
    <style:style style:name="P26" style:family="paragraph" style:parent-style-name="Text_20_body">
      <style:text-properties officeooo:rsid="0064fa6d" officeooo:paragraph-rsid="0064fa6d"/>
    </style:style>
    <style:style style:name="P27" style:family="paragraph" style:parent-style-name="Text_20_body">
      <style:text-properties officeooo:rsid="00665330" officeooo:paragraph-rsid="00665330"/>
    </style:style>
    <style:style style:name="P28" style:family="paragraph" style:parent-style-name="Text_20_body">
      <style:text-properties officeooo:rsid="0067cb44" officeooo:paragraph-rsid="0067cb44"/>
    </style:style>
    <style:style style:name="P29" style:family="paragraph" style:parent-style-name="Text_20_body">
      <style:text-properties officeooo:rsid="00699943" officeooo:paragraph-rsid="00699943"/>
    </style:style>
    <style:style style:name="P30" style:family="paragraph" style:parent-style-name="Text_20_body">
      <style:text-properties officeooo:rsid="006f55b7" officeooo:paragraph-rsid="006f55b7"/>
    </style:style>
    <style:style style:name="P31" style:family="paragraph" style:parent-style-name="Text_20_body">
      <style:text-properties officeooo:rsid="0073b872" officeooo:paragraph-rsid="0073b872"/>
    </style:style>
    <style:style style:name="P32" style:family="paragraph" style:parent-style-name="Text_20_body">
      <style:text-properties officeooo:rsid="0074318a" officeooo:paragraph-rsid="0074318a"/>
    </style:style>
    <style:style style:name="P33" style:family="paragraph" style:parent-style-name="Text_20_body">
      <style:text-properties officeooo:rsid="007589ef" officeooo:paragraph-rsid="007589ef"/>
    </style:style>
    <style:style style:name="P34" style:family="paragraph" style:parent-style-name="Text_20_body">
      <style:text-properties officeooo:rsid="00770362" officeooo:paragraph-rsid="00770362"/>
    </style:style>
    <style:style style:name="P35" style:family="paragraph" style:parent-style-name="Text_20_body">
      <style:text-properties officeooo:paragraph-rsid="0088f3d3"/>
    </style:style>
    <style:style style:name="P36" style:family="paragraph" style:parent-style-name="Text_20_body">
      <style:text-properties officeooo:rsid="002751ff" officeooo:paragraph-rsid="002751ff"/>
    </style:style>
    <style:style style:name="P37" style:family="paragraph" style:parent-style-name="Text_20_body">
      <style:text-properties officeooo:rsid="008cd3fb" officeooo:paragraph-rsid="008cd3fb"/>
    </style:style>
    <style:style style:name="P38" style:family="paragraph" style:parent-style-name="Text_20_body">
      <style:text-properties officeooo:rsid="009086f8" officeooo:paragraph-rsid="0091daff"/>
    </style:style>
    <style:style style:name="P39" style:family="paragraph" style:parent-style-name="Text_20_body">
      <style:text-properties officeooo:rsid="0092a993" officeooo:paragraph-rsid="0092a993"/>
    </style:style>
    <style:style style:name="P40" style:family="paragraph" style:parent-style-name="Text_20_body">
      <style:text-properties officeooo:rsid="00954b37" officeooo:paragraph-rsid="00a2a566"/>
    </style:style>
    <style:style style:name="P41" style:family="paragraph" style:parent-style-name="Text_20_body">
      <style:text-properties officeooo:rsid="009edaa3" officeooo:paragraph-rsid="009edaa3"/>
    </style:style>
    <style:style style:name="P42" style:family="paragraph" style:parent-style-name="Table_20_Contents">
      <style:text-properties officeooo:rsid="00122578" officeooo:paragraph-rsid="00122578"/>
    </style:style>
    <style:style style:name="P43" style:family="paragraph" style:parent-style-name="Table_20_Contents">
      <style:text-properties officeooo:rsid="0018795c" officeooo:paragraph-rsid="0018795c"/>
    </style:style>
    <style:style style:name="P44" style:family="paragraph" style:parent-style-name="Table_20_Contents">
      <style:text-properties officeooo:rsid="0018795c" officeooo:paragraph-rsid="002d5c5b"/>
    </style:style>
    <style:style style:name="P45" style:family="paragraph" style:parent-style-name="Table_20_Contents">
      <style:text-properties officeooo:rsid="0019f782" officeooo:paragraph-rsid="0019f782"/>
    </style:style>
    <style:style style:name="P46" style:family="paragraph" style:parent-style-name="Table_20_Contents">
      <style:text-properties officeooo:rsid="0019f782" officeooo:paragraph-rsid="002d5c5b"/>
    </style:style>
    <style:style style:name="P47" style:family="paragraph" style:parent-style-name="Table_20_Contents">
      <style:text-properties officeooo:rsid="001e4192" officeooo:paragraph-rsid="001e4192"/>
    </style:style>
    <style:style style:name="P48" style:family="paragraph" style:parent-style-name="Table_20_Contents">
      <style:text-properties officeooo:rsid="0021891e" officeooo:paragraph-rsid="0021891e"/>
    </style:style>
    <style:style style:name="P49" style:family="paragraph" style:parent-style-name="Table_20_Contents">
      <style:text-properties officeooo:rsid="002d5c5b" officeooo:paragraph-rsid="002d5c5b"/>
    </style:style>
    <style:style style:name="P50" style:family="paragraph" style:parent-style-name="Table_20_Contents">
      <style:text-properties officeooo:rsid="00312386" officeooo:paragraph-rsid="00312386"/>
    </style:style>
    <style:style style:name="P51" style:family="paragraph" style:parent-style-name="Table_20_Contents">
      <style:text-properties fo:color="#b2b2b2" fo:font-style="italic" officeooo:rsid="001fb7ef" officeooo:paragraph-rsid="001fb7ef" style:font-style-asian="italic" style:font-style-complex="italic"/>
    </style:style>
    <style:style style:name="P52" style:family="paragraph" style:parent-style-name="Table_20_Contents">
      <style:text-properties fo:color="#b2b2b2" fo:font-style="italic" officeooo:rsid="001bd997" officeooo:paragraph-rsid="002fd206" style:font-style-asian="italic" style:font-style-complex="italic"/>
    </style:style>
    <style:style style:name="P53" style:family="paragraph" style:parent-style-name="Table_20_Contents">
      <style:text-properties fo:color="#b2b2b2" fo:font-style="italic" officeooo:rsid="001bd997" officeooo:paragraph-rsid="001bd997" style:font-style-asian="italic" style:font-style-complex="italic"/>
    </style:style>
    <style:style style:name="P54" style:family="paragraph" style:parent-style-name="Table_20_Contents">
      <style:text-properties fo:color="#b2b2b2" fo:font-style="italic" officeooo:rsid="001e4192" officeooo:paragraph-rsid="001e4192" style:font-style-asian="italic" style:font-style-complex="italic"/>
    </style:style>
    <style:style style:name="P55" style:family="paragraph" style:parent-style-name="Table_20_Contents">
      <style:text-properties fo:color="#b2b2b2" fo:font-style="italic" officeooo:rsid="002fd206" officeooo:paragraph-rsid="002fd206" style:font-style-asian="italic" style:font-style-complex="italic"/>
    </style:style>
    <style:style style:name="P56" style:family="paragraph" style:parent-style-name="Table_20_Contents">
      <style:text-properties officeooo:rsid="00326f40"/>
    </style:style>
    <style:style style:name="P57" style:family="paragraph" style:parent-style-name="Table_20_Contents">
      <style:text-properties officeooo:rsid="00326f40" officeooo:paragraph-rsid="00326f40"/>
    </style:style>
    <style:style style:name="P58" style:family="paragraph" style:parent-style-name="Table_20_Contents">
      <style:text-properties officeooo:rsid="00326f40" officeooo:paragraph-rsid="00888626"/>
    </style:style>
    <style:style style:name="P59" style:family="paragraph" style:parent-style-name="Table_20_Contents">
      <style:text-properties officeooo:rsid="00383ef1" officeooo:paragraph-rsid="00383ef1"/>
    </style:style>
    <style:style style:name="P60" style:family="paragraph" style:parent-style-name="Table_20_Contents">
      <style:text-properties officeooo:rsid="0038a8a4" officeooo:paragraph-rsid="0038a8a4"/>
    </style:style>
    <style:style style:name="P61" style:family="paragraph" style:parent-style-name="Table_20_Contents">
      <style:text-properties officeooo:rsid="00888626" officeooo:paragraph-rsid="00888626"/>
    </style:style>
    <style:style style:name="P62"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63"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64"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65" style:family="paragraph" style:parent-style-name="Table_20_Heading">
      <style:text-properties officeooo:rsid="002bec8c" officeooo:paragraph-rsid="002bec8c"/>
    </style:style>
    <style:style style:name="P66" style:family="paragraph" style:parent-style-name="Table_20_Heading">
      <style:text-properties officeooo:rsid="00383ef1" officeooo:paragraph-rsid="00383ef1"/>
    </style:style>
    <style:style style:name="P67" style:family="paragraph" style:parent-style-name="Table_20_Heading">
      <style:text-properties officeooo:rsid="003c2d66" officeooo:paragraph-rsid="0038a8a4"/>
    </style:style>
    <style:style style:name="P68" style:family="paragraph" style:parent-style-name="Title">
      <style:text-properties officeooo:rsid="00274a11" officeooo:paragraph-rsid="000ce4af"/>
    </style:style>
    <style:style style:name="P69" style:family="paragraph" style:parent-style-name="Text_20_body" style:list-style-name="L1">
      <style:text-properties officeooo:rsid="003587cc" officeooo:paragraph-rsid="003587cc"/>
    </style:style>
    <style:style style:name="P70" style:family="paragraph" style:parent-style-name="Text_20_body" style:list-style-name="L1">
      <style:text-properties officeooo:rsid="00371439" officeooo:paragraph-rsid="00371439"/>
    </style:style>
    <style:style style:name="P71" style:family="paragraph" style:parent-style-name="Text_20_body">
      <style:text-properties officeooo:rsid="00abef56" officeooo:paragraph-rsid="00abef56"/>
    </style:style>
    <style:style style:name="P72" style:family="paragraph" style:parent-style-name="Text_20_body">
      <style:text-properties officeooo:paragraph-rsid="00ad4709"/>
    </style:style>
    <style:style style:name="P73" style:family="paragraph" style:parent-style-name="Text_20_body">
      <style:text-properties officeooo:rsid="00854bc5" officeooo:paragraph-rsid="00b535cd"/>
    </style:style>
    <style:style style:name="P74" style:family="paragraph" style:parent-style-name="Text_20_body">
      <style:text-properties officeooo:rsid="005a06dd" officeooo:paragraph-rsid="005a06dd"/>
    </style:style>
    <style:style style:name="P75" style:family="paragraph" style:parent-style-name="Heading_20_1" style:list-style-name="">
      <style:text-properties officeooo:rsid="008cd3fb" officeooo:paragraph-rsid="008cd3fb"/>
    </style:style>
    <style:style style:name="P76" style:family="paragraph" style:parent-style-name="Heading_20_1" style:list-style-name="">
      <style:text-properties officeooo:rsid="007db748" officeooo:paragraph-rsid="007db748"/>
    </style:style>
    <style:style style:name="P77" style:family="paragraph" style:parent-style-name="Heading_20_1">
      <style:text-properties officeooo:rsid="002981b9" officeooo:paragraph-rsid="002981b9"/>
    </style:style>
    <style:style style:name="P78" style:family="paragraph" style:parent-style-name="Heading_20_1">
      <style:text-properties officeooo:rsid="004b42b8" officeooo:paragraph-rsid="004b42b8"/>
    </style:style>
    <style:style style:name="P79" style:family="paragraph" style:parent-style-name="Heading_20_1">
      <style:text-properties officeooo:rsid="00155efa" officeooo:paragraph-rsid="00155efa"/>
    </style:style>
    <style:style style:name="P80" style:family="paragraph" style:parent-style-name="Heading_20_1">
      <style:text-properties officeooo:rsid="0016fbc4" officeooo:paragraph-rsid="0016fbc4"/>
    </style:style>
    <style:style style:name="P81" style:family="paragraph" style:parent-style-name="Heading_20_2">
      <style:text-properties officeooo:rsid="000f5720" officeooo:paragraph-rsid="000f5720"/>
    </style:style>
    <style:style style:name="P82" style:family="paragraph" style:parent-style-name="Heading_20_2">
      <style:text-properties officeooo:rsid="002bec8c" officeooo:paragraph-rsid="000f5720"/>
    </style:style>
    <style:style style:name="P83" style:family="paragraph" style:parent-style-name="Heading_20_2">
      <style:text-properties officeooo:rsid="003c0ef4" officeooo:paragraph-rsid="003c0ef4"/>
    </style:style>
    <style:style style:name="P84" style:family="paragraph" style:parent-style-name="Heading_20_2">
      <style:text-properties officeooo:rsid="0033692b" officeooo:paragraph-rsid="0033692b"/>
    </style:style>
    <style:style style:name="P85" style:family="paragraph" style:parent-style-name="Heading_20_2">
      <style:text-properties officeooo:rsid="00481d6b" officeooo:paragraph-rsid="00481d6b"/>
    </style:style>
    <style:style style:name="P86" style:family="paragraph" style:parent-style-name="Heading_20_2">
      <style:text-properties officeooo:rsid="00617f6f" officeooo:paragraph-rsid="00617f6f"/>
    </style:style>
    <style:style style:name="P87" style:family="paragraph" style:parent-style-name="Heading_20_2">
      <style:text-properties officeooo:rsid="00665330" officeooo:paragraph-rsid="00665330"/>
    </style:style>
    <style:style style:name="P88" style:family="paragraph" style:parent-style-name="Heading_20_2">
      <style:text-properties officeooo:rsid="00854bc5" officeooo:paragraph-rsid="00854bc5"/>
    </style:style>
    <style:style style:name="P89" style:family="paragraph" style:parent-style-name="Heading_20_2">
      <style:text-properties officeooo:rsid="00abef56" officeooo:paragraph-rsid="00abef56"/>
    </style:style>
    <style:style style:name="P90" style:family="paragraph" style:parent-style-name="Heading_20_3">
      <style:text-properties officeooo:rsid="009edaa3" officeooo:paragraph-rsid="009edaa3"/>
    </style:style>
    <style:style style:name="P91"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Electronics design document</text:p>
      <text:p text:style-name="Subtitle">Umeå Lunar Venture</text:p>
      <text:p text:style-name="P36">This purpose of this document is to <text:span text:style-name="T17">list </text:span>some of the design choices in the fieldmill instrument which will hitch a ride to the moon courtesy of PTScientists as part of the Lunar XPrize.</text:p>
      <text:h text:style-name="P75" text:outline-level="1">Overview</text:h>
      <text:p text:style-name="P37">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8">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9">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90" text:outline-level="3">Remote programmer</text:h>
      <text:p text:style-name="P40">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90" text:outline-level="3">Remote debugger</text:h>
      <text:p text:style-name="P41"><text:span text:style-name="T56">Something like </text:span>JTAG<text:span text:style-name="T56">, if possible.</text:span></text:p>
      <text:h text:style-name="P76" text:outline-level="1"><text:soft-page-break/>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77"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81"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5">Pin</text:p>
            </table:table-cell>
            <table:table-cell table:style-name="Table1.A1" office:value-type="string">
              <text:p text:style-name="P65">Name</text:p>
            </table:table-cell>
            <table:table-cell table:style-name="Table1.C1" office:value-type="string">
              <text:p text:style-name="P65">Function</text:p>
            </table:table-cell>
          </table:table-row>
        </table:table-header-rows>
        <table:table-row>
          <table:table-cell table:style-name="Table1.A2" office:value-type="string">
            <text:p text:style-name="P42">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4</text:p>
          </table:table-cell>
          <table:table-cell table:style-name="Table1.A2" office:value-type="string">
            <text:p text:style-name="P43">EN_APWR</text:p>
          </table:table-cell>
          <table:table-cell table:style-name="Table1.C2" office:value-type="string">
            <text:p text:style-name="P44">3.3V<text:span text:style-name="T4"> signal for enabling analog power (+-12V, +-9V)</text:span></text:p>
          </table:table-cell>
        </table:table-row>
        <table:table-row>
          <table:table-cell table:style-name="Table1.A2" office:value-type="string">
            <text:p text:style-name="P42">5</text:p>
          </table:table-cell>
          <table:table-cell table:style-name="Table1.A2" office:value-type="string">
            <text:p text:style-name="P43">CHANNEL</text:p>
          </table:table-cell>
          <table:table-cell table:style-name="Table1.C2" office:value-type="string">
            <text:p text:style-name="P49">Sets channel on demodulation cards. 0V = channel a, 3.3V = channel b</text:p>
          </table:table-cell>
        </table:table-row>
        <table:table-row>
          <table:table-cell table:style-name="Table1.A2" office:value-type="string">
            <text:p text:style-name="P42">6</text:p>
          </table:table-cell>
          <table:table-cell table:style-name="Table1.A2" office:value-type="string">
            <text:p text:style-name="P45">A0</text:p>
          </table:table-cell>
          <table:table-cell table:style-name="Table1.C2" table:number-rows-spanned="2" office:value-type="string">
            <text:p text:style-name="P49">Sets AD8250 amplification on fieldmill cards. See AD8250 datasheet</text:p>
            <text:p text:style-name="P45"/>
          </table:table-cell>
        </table:table-row>
        <table:table-row>
          <table:table-cell table:style-name="Table1.A2" office:value-type="string">
            <text:p text:style-name="P42">7</text:p>
          </table:table-cell>
          <table:table-cell table:style-name="Table1.A2" office:value-type="string">
            <text:p text:style-name="P45">A1</text:p>
          </table:table-cell>
          <table:covered-table-cell/>
        </table:table-row>
        <table:table-row>
          <table:table-cell table:style-name="Table1.A2" office:value-type="string">
            <text:p text:style-name="P42">8</text:p>
          </table:table-cell>
          <table:table-cell table:style-name="Table1.A2" office:value-type="string">
            <text:p text:style-name="P48">TACHa</text:p>
          </table:table-cell>
          <table:table-cell table:style-name="Table1.C2" office:value-type="string">
            <text:p text:style-name="P49">Tachometer signal from fieldmill a. +-9V</text:p>
          </table:table-cell>
        </table:table-row>
        <table:table-row>
          <table:table-cell table:style-name="Table1.A2" office:value-type="string">
            <text:p text:style-name="P42">9</text:p>
          </table:table-cell>
          <table:table-cell table:style-name="Table1.A2" office:value-type="string">
            <text:p text:style-name="P48">TACHb</text:p>
          </table:table-cell>
          <table:table-cell table:style-name="Table1.C2" office:value-type="string">
            <text:p text:style-name="P49">Tachometer signal from fieldmill b. +-9V</text:p>
          </table:table-cell>
        </table:table-row>
        <table:table-row>
          <table:table-cell table:style-name="Table1.A2" office:value-type="string">
            <text:p text:style-name="P42">10</text:p>
          </table:table-cell>
          <table:table-cell table:style-name="Table1.A2" office:value-type="string">
            <text:p text:style-name="P45">GND</text:p>
          </table:table-cell>
          <table:table-cell table:style-name="Table1.C2" office:value-type="string">
            <text:p text:style-name="P45"><text:span text:style-name="T4">Common </text:span>jord</text:p>
          </table:table-cell>
        </table:table-row>
        <table:table-row>
          <table:table-cell table:style-name="Table1.A2" office:value-type="string">
            <text:p text:style-name="P42">11</text:p>
          </table:table-cell>
          <table:table-cell table:style-name="Table1.A2" office:value-type="string">
            <text:p text:style-name="P45">+24V</text:p>
          </table:table-cell>
          <table:table-cell table:style-name="Table1.C2" office:value-type="string">
            <text:p text:style-name="P49">Raw system voltage provided by lander. May vary depending on battery charge state, amount of sun hitting solar panels etc..</text:p>
            <text:p text:style-name="P49"><text:soft-page-break/>Power limit: 10 W average. May use more power in short bursts, such as when starting motors</text:p>
          </table:table-cell>
        </table:table-row>
        <table:table-row>
          <table:table-cell table:style-name="Table1.A2" office:value-type="string">
            <text:p text:style-name="P42">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14</text:p>
          </table:table-cell>
          <table:table-cell table:style-name="Table1.A2" office:value-type="string">
            <text:p text:style-name="P45">+3.3V</text:p>
          </table:table-cell>
          <table:table-cell table:style-name="Table1.C2" office:value-type="string">
            <text:p text:style-name="P49">3.3V from switching power module. Not suitable for analog circuits</text:p>
          </table:table-cell>
        </table:table-row>
        <table:table-row>
          <table:table-cell table:style-name="Table1.A2" office:value-type="string">
            <text:p text:style-name="P42">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17</text:p>
          </table:table-cell>
          <table:table-cell table:style-name="Table1.A2" office:value-type="string">
            <text:p text:style-name="P45">+9V</text:p>
          </table:table-cell>
          <table:table-cell table:style-name="Table1.C2" table:number-rows-spanned="2" office:value-type="string">
            <text:p text:style-name="P46">+-9V, <text:span text:style-name="T4">linearly regulated from +-12V. Suitable for analog circuits</text:span></text:p>
          </table:table-cell>
        </table:table-row>
        <table:table-row>
          <table:table-cell table:style-name="Table1.A2" office:value-type="string">
            <text:p text:style-name="P42">18</text:p>
          </table:table-cell>
          <table:table-cell table:style-name="Table1.A2" office:value-type="string">
            <text:p text:style-name="P45">-9V</text:p>
          </table:table-cell>
          <table:covered-table-cell/>
        </table:table-row>
        <table:table-row>
          <table:table-cell table:style-name="Table1.A2" office:value-type="string">
            <text:p text:style-name="P42">19</text:p>
          </table:table-cell>
          <table:table-cell table:style-name="Table1.A2" office:value-type="string">
            <text:p text:style-name="P45">+12V</text:p>
          </table:table-cell>
          <table:table-cell table:style-name="Table1.C2" table:number-rows-spanned="2" office:value-type="string">
            <text:p text:style-name="P49">+-12V from switching power module. +-9V is linearly regulated from this bus. 83 mA max. No<text:span text:style-name="T5">t</text:span> suitable for analog circuits</text:p>
          </table:table-cell>
        </table:table-row>
        <table:table-row>
          <table:table-cell table:style-name="Table1.A2" office:value-type="string">
            <text:p text:style-name="P42">20</text:p>
          </table:table-cell>
          <table:table-cell table:style-name="Table1.A2" office:value-type="string">
            <text:p text:style-name="P45">-12V</text:p>
          </table:table-cell>
          <table:covered-table-cell/>
        </table:table-row>
      </table:table>
      <text:p text:style-name="P1"/>
      <text:h text:style-name="P82"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5">Pin</text:p>
            </table:table-cell>
            <table:table-cell table:style-name="Table2.A1" office:value-type="string">
              <text:p text:style-name="P65">Name</text:p>
            </table:table-cell>
            <table:table-cell table:style-name="Table2.C1" office:value-type="string">
              <text:p text:style-name="P65">Function</text:p>
            </table:table-cell>
          </table:table-row>
        </table:table-header-rows>
        <table:table-row>
          <table:table-cell table:style-name="Table2.A2" office:value-type="string">
            <text:p text:style-name="P42">21</text:p>
          </table:table-cell>
          <table:table-cell table:style-name="Table2.A2" office:value-type="string">
            <text:p text:style-name="P47">SCL_2</text:p>
          </table:table-cell>
          <table:table-cell table:style-name="Table2.C2" office:value-type="string">
            <text:p text:style-name="P50">Main I2C bus, clock</text:p>
          </table:table-cell>
        </table:table-row>
        <table:table-row>
          <table:table-cell table:style-name="Table2.A2" office:value-type="string">
            <text:p text:style-name="P42">22</text:p>
          </table:table-cell>
          <table:table-cell table:style-name="Table2.A2" office:value-type="string">
            <text:p text:style-name="P47">SDA_2</text:p>
          </table:table-cell>
          <table:table-cell table:style-name="Table2.C2" office:value-type="string">
            <text:p text:style-name="P50">Main I2C bus, data</text:p>
          </table:table-cell>
        </table:table-row>
        <table:table-row>
          <table:table-cell table:style-name="Table2.A2" office:value-type="string">
            <text:p text:style-name="P42">23</text:p>
          </table:table-cell>
          <table:table-cell table:style-name="Table2.A2" office:value-type="string">
            <text:p text:style-name="P54">FG_2</text:p>
          </table:table-cell>
          <table:table-cell table:style-name="Table2.C2" office:value-type="string">
            <text:p text:style-name="P52">FG<text:span text:style-name="T6"> pin from DRV 2 on ESC card</text:span></text:p>
          </table:table-cell>
        </table:table-row>
        <table:table-row>
          <table:table-cell table:style-name="Table2.A2" office:value-type="string">
            <text:p text:style-name="P42">24</text:p>
          </table:table-cell>
          <table:table-cell table:style-name="Table2.A2" office:value-type="string">
            <text:p text:style-name="P54">SPEED_2</text:p>
          </table:table-cell>
          <table:table-cell table:style-name="Table2.C2" office:value-type="string">
            <text:p text:style-name="P55">SPEED pin from DRV 2 on ESC card</text:p>
          </table:table-cell>
        </table:table-row>
        <table:table-row>
          <table:table-cell table:style-name="Table2.A2" office:value-type="string">
            <text:p text:style-name="P42">25</text:p>
          </table:table-cell>
          <table:table-cell table:style-name="Table2.A2" office:value-type="string">
            <text:p text:style-name="P51">DIR_2</text:p>
          </table:table-cell>
          <table:table-cell table:style-name="Table2.C2" office:value-type="string">
            <text:p text:style-name="P55">DIR pin from DRV 2 on ESC card</text:p>
          </table:table-cell>
        </table:table-row>
        <table:table-row>
          <table:table-cell table:style-name="Table2.A2" office:value-type="string">
            <text:p text:style-name="P42">26</text:p>
          </table:table-cell>
          <table:table-cell table:style-name="Table2.A2" office:value-type="string">
            <text:p text:style-name="P61">LO2</text:p>
          </table:table-cell>
          <table:table-cell table:style-name="Table2.C2" office:value-type="string">
            <text:p text:style-name="P58">Local oscillator for demodulation card<text:span text:style-name="T50"> 2</text:span>. 0V - 3.3V</text:p>
          </table:table-cell>
        </table:table-row>
        <table:table-row>
          <table:table-cell table:style-name="Table2.A2" office:value-type="string">
            <text:p text:style-name="P42">27</text:p>
          </table:table-cell>
          <table:table-cell table:style-name="Table2.A2" office:value-type="string">
            <text:p text:style-name="P57">OUT3b</text:p>
          </table:table-cell>
          <table:table-cell table:style-name="Table2.C2" office:value-type="string">
            <text:p text:style-name="P57">OUT3 signal from fieldmill b</text:p>
          </table:table-cell>
        </table:table-row>
        <table:table-row>
          <table:table-cell table:style-name="Table2.A2" office:value-type="string">
            <text:p text:style-name="P42">28</text:p>
          </table:table-cell>
          <table:table-cell table:style-name="Table2.A2" office:value-type="string">
            <text:p text:style-name="P57">OUT2b</text:p>
          </table:table-cell>
          <table:table-cell table:style-name="Table2.C2" office:value-type="string">
            <text:p text:style-name="P57">OUT2 signal from fieldmill b</text:p>
          </table:table-cell>
        </table:table-row>
        <table:table-row>
          <table:table-cell table:style-name="Table2.A2" office:value-type="string">
            <text:p text:style-name="P42">29</text:p>
          </table:table-cell>
          <table:table-cell table:style-name="Table2.A2" office:value-type="string">
            <text:p text:style-name="P57">OUT1a</text:p>
          </table:table-cell>
          <table:table-cell table:style-name="Table2.C2" office:value-type="string">
            <text:p text:style-name="P57">OUT1 signal from fieldmill b</text:p>
          </table:table-cell>
        </table:table-row>
        <table:table-row>
          <table:table-cell table:style-name="Table2.A2" office:value-type="string">
            <text:p text:style-name="P42">30</text:p>
          </table:table-cell>
          <table:table-cell table:style-name="Table2.A2" office:value-type="string">
            <text:p text:style-name="P57">TX</text:p>
          </table:table-cell>
          <table:table-cell table:style-name="Table2.C2" office:value-type="string">
            <text:p text:style-name="P57">UART, instrument to lander</text:p>
          </table:table-cell>
        </table:table-row>
        <table:table-row>
          <table:table-cell table:style-name="Table2.A2" office:value-type="string">
            <text:p text:style-name="P42">31</text:p>
          </table:table-cell>
          <table:table-cell table:style-name="Table2.A2" office:value-type="string">
            <text:p text:style-name="P57">RX</text:p>
          </table:table-cell>
          <table:table-cell table:style-name="Table2.C2" office:value-type="string">
            <text:p text:style-name="P57">UART, lander to instrument</text:p>
          </table:table-cell>
        </table:table-row>
        <table:table-row>
          <table:table-cell table:style-name="Table2.A2" office:value-type="string">
            <text:p text:style-name="P42">32</text:p>
          </table:table-cell>
          <table:table-cell table:style-name="Table2.A2" office:value-type="string">
            <text:p text:style-name="P57">LO<text:span text:style-name="T50">1</text:span></text:p>
          </table:table-cell>
          <table:table-cell table:style-name="Table2.C2" office:value-type="string">
            <text:p text:style-name="P57">Local oscillator for demodulation card<text:span text:style-name="T50"> 1</text:span>. 0V - 3.3V</text:p>
          </table:table-cell>
        </table:table-row>
        <table:table-row>
          <table:table-cell table:style-name="Table2.A2" office:value-type="string">
            <text:p text:style-name="P42">33</text:p>
          </table:table-cell>
          <table:table-cell table:style-name="Table2.A2" office:value-type="string">
            <text:p text:style-name="P57">OUT3a</text:p>
          </table:table-cell>
          <table:table-cell table:style-name="Table2.C2" office:value-type="string">
            <text:p text:style-name="P57">OUT3 signal from fieldmill a</text:p>
          </table:table-cell>
        </table:table-row>
        <table:table-row>
          <table:table-cell table:style-name="Table2.A2" office:value-type="string">
            <text:p text:style-name="P42">34</text:p>
          </table:table-cell>
          <table:table-cell table:style-name="Table2.A2" office:value-type="string">
            <text:p text:style-name="P57">OUT2a</text:p>
          </table:table-cell>
          <table:table-cell table:style-name="Table2.C2" office:value-type="string">
            <text:p text:style-name="P57">OUT2 signal from fieldmill a</text:p>
          </table:table-cell>
        </table:table-row>
        <table:table-row>
          <table:table-cell table:style-name="Table2.A2" office:value-type="string">
            <text:p text:style-name="P42">35</text:p>
          </table:table-cell>
          <table:table-cell table:style-name="Table2.A2" office:value-type="string">
            <text:p text:style-name="P56">OUT1a</text:p>
          </table:table-cell>
          <table:table-cell table:style-name="Table2.C2" office:value-type="string">
            <text:p text:style-name="P57">OUT1 signal from fieldmill a</text:p>
          </table:table-cell>
        </table:table-row>
        <table:table-row>
          <table:table-cell table:style-name="Table2.A2" office:value-type="string">
            <text:p text:style-name="P42">36</text:p>
          </table:table-cell>
          <table:table-cell table:style-name="Table2.A2" office:value-type="string">
            <text:p text:style-name="P53">SCL_1</text:p>
          </table:table-cell>
          <table:table-cell table:style-name="Table2.C2" office:value-type="string">
            <text:p text:style-name="P55">Alternate I2C bus, clock. SCL pin from DRV 1 on ESC card</text:p>
          </table:table-cell>
        </table:table-row>
        <table:table-row>
          <table:table-cell table:style-name="Table2.A2" office:value-type="string">
            <text:p text:style-name="P42">37</text:p>
          </table:table-cell>
          <table:table-cell table:style-name="Table2.A2" office:value-type="string">
            <text:p text:style-name="P53">SDA_1</text:p>
          </table:table-cell>
          <table:table-cell table:style-name="Table2.C2" office:value-type="string">
            <text:p text:style-name="P55">Alternate I2C bus, data. SDA pin from DRV 1 on ESC card</text:p>
          </table:table-cell>
        </table:table-row>
        <table:table-row>
          <table:table-cell table:style-name="Table2.A2" office:value-type="string">
            <text:p text:style-name="P42">38</text:p>
          </table:table-cell>
          <table:table-cell table:style-name="Table2.A2" office:value-type="string">
            <text:p text:style-name="P53">FG_1</text:p>
          </table:table-cell>
          <table:table-cell table:style-name="Table2.C2" office:value-type="string">
            <text:p text:style-name="P52">FG<text:span text:style-name="T6"> pin from DRV 1 on ESC card</text:span></text:p>
          </table:table-cell>
        </table:table-row>
        <table:table-row>
          <table:table-cell table:style-name="Table2.A2" office:value-type="string">
            <text:p text:style-name="P42">39</text:p>
          </table:table-cell>
          <table:table-cell table:style-name="Table2.A2" office:value-type="string">
            <text:p text:style-name="P53">SPEED_1</text:p>
          </table:table-cell>
          <table:table-cell table:style-name="Table2.C2" office:value-type="string">
            <text:p text:style-name="P55">SPEED pin from DRV 1 on ESC card</text:p>
          </table:table-cell>
        </table:table-row>
        <table:table-row>
          <table:table-cell table:style-name="Table2.A2" office:value-type="string">
            <text:p text:style-name="P42">40</text:p>
          </table:table-cell>
          <table:table-cell table:style-name="Table2.A2" office:value-type="string">
            <text:p text:style-name="P53">DIR_1</text:p>
          </table:table-cell>
          <table:table-cell table:style-name="Table2.C2" office:value-type="string">
            <text:p text:style-name="P55">DIR pin from DRV 1 on ESC card</text:p>
          </table:table-cell>
        </table:table-row>
      </table:table>
      <text:p text:style-name="P2"/>
      <text:h text:style-name="P78" text:outline-level="1"><text:soft-page-break/>CPU</text:h>
      <text:p text:style-name="P18">We currently plan on using the ATmegaS128 as our main CPU. It is the <text:span text:style-name="T21">3.3V </text:span>radiation tolerant version of ATmega128<text:span text:style-name="T20">, running at a reduced speed of 8 MHz.</text:span></text:p>
      <text:h text:style-name="P79" text:outline-level="1">I²C</text:h>
      <text:p text:style-name="P9">The following devices are connected to the I2C bus:</text:p>
      <text:list xml:id="list9127968707719363544" text:style-name="L1">
        <text:list-item>
          <text:p text:style-name="P69">DRV10983 (2)</text:p>
        </text:list-item>
        <text:list-item>
          <text:p text:style-name="P70">MCP3428 (<text:span text:style-name="T16">1</text:span> or <text:span text:style-name="T16">2</text:span>)</text:p>
        </text:list-item>
      </text:list>
      <text:h text:style-name="P83"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84"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6">Address</text:p>
            </table:table-cell>
            <table:table-cell table:style-name="Table3.A1" office:value-type="string">
              <text:p text:style-name="P66"><text:span text:style-name="T15">I2C sw</text:span> channel</text:p>
            </table:table-cell>
            <table:table-cell table:style-name="Table3.A1" office:value-type="string">
              <text:p text:style-name="P67">I2C sw address</text:p>
            </table:table-cell>
            <table:table-cell table:style-name="Table3.D1" office:value-type="string">
              <text:p text:style-name="P66">Device</text:p>
            </table:table-cell>
          </table:table-row>
        </table:table-header-rows>
        <table:table-row table:style-name="Table3.2">
          <table:table-cell table:style-name="Table3.A2" office:value-type="string">
            <text:p text:style-name="P59">1010010</text:p>
          </table:table-cell>
          <table:table-cell table:style-name="Table3.A2" office:value-type="string">
            <text:p text:style-name="P59">0</text:p>
          </table:table-cell>
          <table:table-cell table:style-name="Table3.A2" office:value-type="string">
            <text:p text:style-name="P60">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59">1010010</text:p>
          </table:table-cell>
          <table:table-cell table:style-name="Table3.A2" office:value-type="string">
            <text:p text:style-name="P59">1</text:p>
          </table:table-cell>
          <table:table-cell table:style-name="Table3.A2" office:value-type="string">
            <text:p text:style-name="P60">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59">1101000</text:p>
          </table:table-cell>
          <table:table-cell table:style-name="Table3.A2" office:value-type="string">
            <text:p text:style-name="P59"/>
          </table:table-cell>
          <table:table-cell table:style-name="Table3.A2" office:value-type="string">
            <text:p text:style-name="P59"/>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59">1101010</text:p>
          </table:table-cell>
          <table:table-cell table:style-name="Table3.A2" office:value-type="string">
            <text:p text:style-name="P59"/>
          </table:table-cell>
          <table:table-cell table:style-name="Table3.A2" office:value-type="string">
            <text:p text:style-name="P59"/>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0">1110000</text:p>
          </table:table-cell>
          <table:table-cell table:style-name="Table3.A2" office:value-type="string">
            <text:p text:style-name="P59"/>
          </table:table-cell>
          <table:table-cell table:style-name="Table3.A2" office:value-type="string">
            <text:p text:style-name="P59"/>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
      <text:h text:style-name="P80" text:outline-level="1">Fieldmill card</text:h>
      <text:p text:style-name="P8">The fieldmill cards are 85x85 mm with M3 holes placed in each corner at (+-35, +-35). There is a 35 mm hole in the middle for the motors to pass through.</text:p>
      <text:h text:style-name="P85" text:outline-level="2">Input stage</text:h>
      <text:p text:style-name="P17">The sensor plates on the fieldmill stator are have an extremely high source impedance in the 100-1000 MOhm range. It is therefore very important that the input <text:span text:style-name="T18">amplifiers</text:span> have very low bias <text:soft-page-break/>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78" text:outline-level="1">Digital demodulation</text:h>
      <text:p text:style-name="P71">Digital demodulation can be done in two ways: either sampling using the <text:span text:style-name="T61">MCU</text:span>:s internal ADC, or using an external high-precision ADC.</text:p>
      <text:h text:style-name="P89" text:outline-level="2"><text:span text:style-name="T61">MCU</text:span> method</text:h>
      <text:p text:style-name="P18">The cheapest way to demodulate the signal (and thus extract its amplitude) is to sample it using the <text:span text:style-name="T22">ATmegaS128 via a bias input stage to bring the signals into range and to protect the ADC inputs.</text:span></text:p>
      <text:p text:style-name="P19">The main limitation of <text:span text:style-name="T59">this </text:span>approach is the speed of the analog-to-digital converter inside the 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20">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62">static void interrupt() {</text:p>
      <text:p text:style-name="P62"><text:s text:c="2"/>//disable interrupts</text:p>
      <text:p text:style-name="P62"><text:s text:c="2"/>sei();</text:p>
      <text:p text:style-name="P62"/>
      <text:p text:style-name="P62"><text:s text:c="2"/>//NOTE: analogRead() is measured as taking 112 µs (9600 Hz)</text:p>
      <text:p text:style-name="P62"><text:s text:c="2"/>// <text:s text:c="5"/>keep this in mind</text:p>
      <text:p text:style-name="P62"><text:s text:c="2"/>int a = analogRead(0);</text:p>
      <text:p text:style-name="P62"><text:s text:c="2"/>int b = analogRead(1);</text:p>
      <text:p text:style-name="P62"><text:s text:c="2"/>int c = analogRead(2);</text:p>
      <text:p text:style-name="P62"/>
      <text:p text:style-name="P62"><text:s text:c="2"/>//re-enable interrupts</text:p>
      <text:p text:style-name="P62"><text:s text:c="2"/>cli();</text:p>
      <text:p text:style-name="P62"/>
      <text:p text:style-name="P62"><text:s text:c="2"/>unsigned char phase = cursample * (256 * PAIRS / SAMPLES_PER_REV);</text:p>
      <text:p text:style-name="P62"/>
      <text:p text:style-name="P62"><text:s text:c="2"/>//demodulation</text:p>
      <text:p text:style-name="P62"><text:s text:c="2"/>I[0] += a*sintab[phase];</text:p>
      <text:p text:style-name="P62"><text:s text:c="2"/>Q[0] += a*sintab[<text:span text:style-name="T25">(</text:span>phase2<text:span text:style-name="T25"> + 64) % 256</text:span>];</text:p>
      <text:p text:style-name="P63"><text:s text:c="2"/>I[1] += b*sintab[<text:span text:style-name="T25">(</text:span>phase2<text:span text:style-name="T25"> + 1) % 256</text:span>];<text:span text:style-name="T26"> <text:s/>//pretend phase offset = 1 brad</text:span></text:p>
      <text:p text:style-name="P63"><text:s text:c="2"/>Q[1] += b*sintab[<text:span text:style-name="T25">(</text:span>phase2<text:span text:style-name="T25"> + 65) % 256</text:span>];</text:p>
      <text:p text:style-name="P63"><text:s text:c="2"/>I[2] += c*sintab[<text:span text:style-name="T25">(</text:span>phase2<text:span text:style-name="T25"> + 2) % 256</text:span>];</text:p>
      <text:p text:style-name="P63"><text:s text:c="2"/>Q[2] += c*sintab[<text:span text:style-name="T25">(</text:span>phase2<text:span text:style-name="T25"> + 66) % 256</text:span>];</text:p>
      <text:p text:style-name="P62"/>
      <text:p text:style-name="P64"><text:s text:c="2"/>cursample++;</text:p>
      <text:p text:style-name="P62"><text:soft-page-break/>}</text:p>
      <text:h text:style-name="Heading_20_3" text:outline-level="3">Limitations</text:h>
      <text:p text:style-name="P21">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74">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89" text:outline-level="2">External high-precision ADC</text:h>
      <text:p text:style-name="P72"><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78" text:outline-level="1">Analog demodulator</text:h>
      <text:p text:style-name="P22">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86" text:outline-level="2">Input stage</text:h>
      <text:p text:style-name="P23">An active RC band-pass filter would suffice for each channel, or two second-order RC filters (one low-pass and one high-pass).</text:p>
      <text:h text:style-name="P86" text:outline-level="2">Local oscillator</text:h>
      <text:p text:style-name="P23">The local oscillator (LO) for the demodulator is generated by the CPU from the active motor's corresponding TACH channel. The CPU can also phase shift this signal by 90° to extract the quadrature part of the sensor signals.</text:p>
      <text:p text:style-name="P24">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5">Generating an in-phase LO followed by its quadrature version some time later allows both components to be measured for each sensor channel. This makes the system less sensitive to the <text:soft-page-break/>exact position of the tachometer <text:span text:style-name="T35">relative to</text:span> the shaft.</text:p>
      <text:h text:style-name="P86" text:outline-level="2">Mixer</text:h>
      <text:p text:style-name="P26">For the mixer there are two major variants: using an analog multiplier such as AD633, or <text:span text:style-name="T49">a voltage negater followed by an analog mux.</text:span></text:p>
      <text:h text:style-name="P91" text:outline-level="3">Analog multiplier</text:h>
      <text:p text:style-name="P29">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30"><text:tab/>W = (X1 - X2)(Y1 - Y2)/10 + Z</text:p>
      <text:p text:style-name="P26"><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roughly +-4.25V for a +-9V supply.</text:span></text:p>
      <text:p text:style-name="P26">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5"><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2">Inaccuracies in this approach <text:span text:style-name="T43">are</text:span> mostly due to <text:span text:style-name="T43">the </text:span>AD633.<text:span text:style-name="T43"> There's also some bias currents to account for, both in filters and the input of AD633.</text:span></text:p>
      <text:h text:style-name="P91" text:outline-level="3">Voltage negater + analog mux</text:h>
      <text:p text:style-name="P31">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4">A negater can be formed by an op amp in the inverting configuration with unit gain (both resistances equal).</text:p>
      <text:p text:style-name="P28">One major limitation with this approach is that the LO will always be a square wave.<text:span text:style-name="T45"> On the other hand it is a much simpler design with fewer parts.</text:span></text:p>
      <text:p text:style-name="P33">Inaccuracies in this approach are <text:span text:style-name="T46">mostly </text:span>due<text:span text:style-name="T44"> to resistor tolerances on the negaters and the usual bias currents.</text:span></text:p>
      <text:h text:style-name="P87" text:outline-level="2"><text:soft-page-break/>Low-pass filter</text:h>
      <text:p text:style-name="P27">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88" text:outline-level="2">Analog-to-digital converter</text:h>
      <text:p text:style-name="P73">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9-12T15:01:22.610407637</dc:date>
    <dc:creator>Tomas Härdin</dc:creator>
    <meta:editing-duration>PT21H12M22S</meta:editing-duration>
    <meta:editing-cycles>171</meta:editing-cycles>
    <meta:document-statistic meta:table-count="3" meta:image-count="1" meta:object-count="0" meta:page-count="8" meta:paragraph-count="222" meta:word-count="2655" meta:character-count="14952" meta:non-whitespace-character-count="12482"/>
  </office:meta>
</office:document-meta>
</file>